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1.976cm" fo:break-before="auto" style:use-optimal-row-height="true"/>
    </style:style>
    <style:style style:name="ro11" style:family="table-row">
      <style:table-row-properties style:row-height="1.3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28" style:family="table-cell" style:parent-style-name="Default" style:data-style-name="N4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office:value-type="string" calcext:value-type="string">
            <text:p>ETU1887</text:p>
          </table:table-cell>
          <table:table-cell table:style-name="ce8"/>
          <table:table-cell table:style-name="ce13" table:number-columns-repeated="2"/>
          <table:table-cell table:style-name="ce28"/>
          <table:table-cell table:style-name="ce38"/>
          <table:table-cell table:number-columns-repeated="1018"/>
        </table:table-row>
        <table:table-row table:style-name="ro1">
          <table:table-cell table:style-name="ce8" table:number-columns-repeated="2"/>
          <table:table-cell table:style-name="ce13" table:number-columns-repeated="2"/>
          <table:table-cell table:style-name="ce28"/>
          <table:table-cell table:style-name="ce38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5]-[.H5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6]-[.H6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1]-[.G11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4]-[.D14]" office:value-type="time" office:time-value="PT00H00M00S" calcext:value-type="time">
            <text:p>00:00:0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5]-[.H15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6]-[.G16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7]-[.H17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7]/([.D17]+[.E17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8]-[.H18]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9]-[.D19]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20]-[.G20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4]-[.D24]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5]/([.D25]+[.E2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26]/([.D26]+[.E2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0]-[.D30]" office:value-type="time" office:time-value="PT00H00M00S" calcext:value-type="time">
            <text:p>00:00:0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1]-[.H31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1]/([.D31]+[.E31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2]-[.H32]" office:value-type="time" office:time-value="PT00H08M02S" calcext:value-type="time">
            <text:p>00:08:02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3]-[.H33]" office:value-type="time" office:time-value="PT00H10M00S" calcext:value-type="time">
            <text:p>00:10:00</text:p>
          </table:table-cell>
          <table:table-cell table:style-name="ce14" table:formula="of:=[.C33]-[.D33]" office:value-type="time" office:time-value="PT00H00M00S" calcext:value-type="time">
            <text:p>00:00:00</text:p>
          </table:table-cell>
          <table:table-cell table:style-name="ce19" table:formula="of:=[.D33]/([.D33]+[.E33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4]-[.H34]" office:value-type="time" office:time-value="PT00H12M53S" calcext:value-type="time">
            <text:p>00:12:53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4]/([.D34]+[.E34])" office:value-type="percentage" office:value="1" calcext:value-type="percentage">
            <text:p>100,00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5]-[.H35]" office:value-type="time" office:time-value="PT00H09M34S" calcext:value-type="time">
            <text:p>00:09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6]-[.G36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7]-[.D37]" office:value-type="time" office:time-value="PT00H00M00S" calcext:value-type="time">
            <text:p>00:00:00</text:p>
          </table:table-cell>
          <table:table-cell table:style-name="ce19" table:formula="of:=[.D37]/([.D37]+[.E37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8]/([.D38]+[.E38])" office:value-type="percentage" office:value="1" calcext:value-type="percentage">
            <text:p>10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40]-[.H40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1]-[.D41]" office:value-type="time" office:time-value="PT00H00M00S" calcext:value-type="time">
            <text:p>00:00:0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2]/([.D42]+[.E4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4]/([.D44]+[.E44])" office:value-type="percentage" office:value="1" calcext:value-type="percentage">
            <text:p>100,00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5]/([.D45]+[.E4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7]-[.D47]" office:value-type="time" office:time-value="PT00H00M00S" calcext:value-type="time">
            <text:p>00:00:00</text:p>
          </table:table-cell>
          <table:table-cell table:style-name="ce20" table:formula="of:=[.D47]/([.D47]+[.E4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9]/([.D49]+[.E4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0]/([.D50]+[.E5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1]/([.D51]+[.E5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2]/([.D52]+[.E5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4]/([.D54]+[.E5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49M00S" calcext:value-type="time">
            <text:p>00:4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5]/([.D55]+[.E5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6]/([.D56]+[.E5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8]/([.D58]+[.E5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9]/([.D59]+[.E5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0]/([.D60]+[.E6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1]/([.D61]+[.E6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2]/([.D62]+[.E6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3]/([.D63]+[.E6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4]/([.D64]+[.E6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5]/([.D65]+[.E6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 et correctio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4M00S" calcext:value-type="time">
            <text:p>00:3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6]/([.D66]+[.E6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7]/([.D67]+[.E6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8]/([.D68]+[.E6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9]/([.D69]+[.E6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1]/([.D71]+[.E7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3]/([.D73]+[.E7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4]/([.D74]+[.E7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6]/([.D76]+[.E7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8]/([.D78]+[.E7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9]/([.D79]+[.E7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0]/([.D80]+[.E8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35M00S" calcext:value-type="time">
            <text:p>02:3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1]/([.D81]+[.E8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2]/([.D82]+[.E8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3]/([.D83]+[.E8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4]/([.D84]+[.E8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5]/([.D85]+[.E8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6]/([.D86]+[.E8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7]/([.D87]+[.E8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9]/([.D89]+[.E8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0]/([.D90]+[.E9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1]/([.D91]+[.E9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3]/([.D93]+[.E9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4]/([.D94]+[.E9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5]/([.D95]+[.E9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6]/([.D96]+[.E9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21"/>
          <table:table-cell table:style-name="ce26" table:number-columns-repeated="2"/>
          <table:table-cell table:style-name="ce18"/>
          <table:table-cell table:style-name="ce20"/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4M00S" calcext:value-type="time">
            <text:p>00:1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8]/([.D98]+[.E9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9]-[.D99]" office:value-type="time" office:time-value="PT00H05M00S" calcext:value-type="time">
            <text:p>00:05:00</text:p>
          </table:table-cell>
          <table:table-cell table:style-name="ce20" table:formula="of:=[.D99]/([.D99]+[.E9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reinitaliser base avec les sequences aussi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0]-[.D100]" office:value-type="time" office:time-value="PT00H08M00S" calcext:value-type="time">
            <text:p>00:08:00</text:p>
          </table:table-cell>
          <table:table-cell table:style-name="ce20" table:formula="of:=[.D100]/([.D100]+[.E10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table:formula="of:=[.C101]-[.D101]" office:value-type="time" office:time-value="-PT00H07M00S" calcext:value-type="time">
            <text:p>-00:07:00</text:p>
          </table:table-cell>
          <table:table-cell table:style-name="ce20" table:formula="of:=[.D101]/([.D101]+[.E101])" office:value-type="percentage" office:value="1.7" calcext:value-type="percentage">
            <text:p>17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page accueil equipe 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8" table:formula="of:=[.C103]-[.D103]" office:value-type="time" office:time-value="-PT00H10M00S" calcext:value-type="time">
            <text:p>-00:10:00</text:p>
          </table:table-cell>
          <table:table-cell table:style-name="ce20" table:formula="of:=[.D103]/([.D103]+[.E103])" office:value-type="percentage" office:value="1.66666666666667" calcext:value-type="percentage">
            <text:p>166,6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4]/([.D104]+[.E10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5]/([.D105]+[.E10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6]/([.D106]+[.E10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7]/([.D107]+[.E10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8]/([.D108]+[.E10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42S" calcext:value-type="time">
            <text:p>00:25:4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9]/([.D109]+[.E10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hangement en ITEXT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0]/([.D110]+[.E11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1]/([.D111]+[.E1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2]/([.D112]+[.E1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3]/([.D113]+[.E1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4]/([.D114]+[.E11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5]/([.D115]+[.E11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1H21M00S" calcext:value-type="time">
            <text:p>01:2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6]/([.D116]+[.E11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7]/([.D117]+[.E11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8]/([.D118]+[.E11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9]/([.D119]+[.E11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0]/([.D120]+[.E1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1]/([.D121]+[.E1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2]/([.D122]+[.E1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3]/([.D123]+[.E1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4]/([.D124]+[.E1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5]/([.D125]+[.E12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6]/([.D126]+[.E12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7]/([.D127]+[.E1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8]/([.D128]+[.E1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9]/([.D129]+[.E1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VIEWS CHANGE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58M44S" calcext:value-type="time">
            <text:p>00:58:4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0]/([.D130]+[.E13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IMPORT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1]/([.D131]+[.E13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DUPLICATE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4M00S" calcext:value-type="time">
            <text:p>00:3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2]/([.D132]+[.E13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toutes les tables 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3]/([.D133]+[.E13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tion <text:s/>deja complet, 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4]/([.D134]+[.E13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estion <text:s/>deja complet partie affichage 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/>
          <table:table-cell table:style-name="ce18" table:formula="of:=[.C135]-[.D135]" office:value-type="time" office:time-value="PT00H15M00S" calcext:value-type="time">
            <text:p>00:15:00</text:p>
          </table:table-cell>
          <table:table-cell table:style-name="ce20" table:formula="of:=[.D135]/([.D135]+[.E1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 las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1H26M00S" calcext:value-type="time">
            <text:p>01:26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7]/([.D137]+[.E13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tion nouvelle methode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8]/([.D138]+[.E13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paration affichage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1H38M37S" calcext:value-type="time">
            <text:p>01:38:3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9]/([.D139]+[.E13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12M00S" calcext:value-type="time">
            <text:p>02:1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40]/([.D140]+[.E1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table:style-name="ce8" office:value-type="string" calcext:value-type="string">
            <text:p>Resultat</text:p>
          </table:table-cell>
          <table:table-cell table:style-name="ce8" table:number-columns-repeated="2"/>
          <table:table-cell table:style-name="ce16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table:style-name="ce8"/>
          <table:table-cell table:style-name="ce8" office:value-type="string" calcext:value-type="string">
            <text:p>somme travail par defaut hh:mm:ss</text:p>
          </table:table-cell>
          <table:table-cell table:style-name="ce13" table:formula="of:=SUM([.D4:.D140])" office:value-type="time" office:time-value="PT30H43M38S" calcext:value-type="time">
            <text:p>06:43:38</text:p>
          </table:table-cell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somme travail conclusion</text:p>
          </table:table-cell>
          <table:table-cell table:style-name="ce28" office:value-type="time" office:time-value="PT26H43M38S" calcext:value-type="time">
            <text:p>26:43:38</text:p>
          </table:table-cell>
          <table:table-cell table:style-name="ce5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Avancement</text:p>
          </table:table-cell>
          <table:table-cell table:style-name="ce19" table:formula="of:=[.F1]" office:value-type="percentage" office:value="0" calcext:value-type="percentage">
            <text:p>0,00 %</text:p>
          </table:table-cell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9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18"/>
          <table:table-cell table:style-name="ce20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07:14:36.33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5T07:15:24.797000000</dc:date>
    <meta:editing-duration>P2DT1H14M52S</meta:editing-duration>
    <meta:editing-cycles>294</meta:editing-cycles>
    <meta:generator>LibreOffice/7.2.4.1$Windows_X86_64 LibreOffice_project/27d75539669ac387bb498e35313b970b7fe9c4f9</meta:generator>
    <meta:document-statistic meta:table-count="1" meta:cell-count="698" meta:object-count="0"/>
  </office:meta>
</office:document-meta>
</file>